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92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2.1772in"/>
    </style:style>
    <style:style style:name="co4" style:family="table-column">
      <style:table-column-properties fo:break-before="auto" style:column-width="0.7563in"/>
    </style:style>
    <style:style style:name="co5" style:family="table-column">
      <style:table-column-properties fo:break-before="auto" style:column-width="3.3909in"/>
    </style:style>
    <style:style style:name="co6" style:family="table-column">
      <style:table-column-properties fo:break-before="auto" style:column-width="1.445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9999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66ff00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 style:data-style-name="N37">
      <style:table-cell-properties fo:background-color="#ffffff"/>
    </style:style>
    <style:style style:name="ce8" style:family="table-cell" style:parent-style-name="Default">
      <style:table-cell-properties fo:background-color="#ffcc99"/>
      <style:text-properties style:font-name="Arimo" style:font-name-asian="WenQuanYi Micro Hei" style:font-name-complex="DejaVu Sans"/>
    </style:style>
    <style:style style:name="ce9" style:family="table-cell" style:parent-style-name="Default" style:data-style-name="N100">
      <style:table-cell-properties fo:background-color="#66ff00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cod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user_type:id</text:p>
          </table:table-cell>
          <table:table-cell table:style-name="Default" office:value-type="string" calcext:value-type="string">
            <text:p>parent_id:id</text:p>
          </table:table-cell>
          <table:table-cell table:style-name="Default" office:value-type="string" calcext:value-type="string">
            <text:p>reconcil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a_bas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sse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oa_basic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urrent_asset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urrent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sh_expenditure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Cash or Cash Equivalen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float" office:value="100001" calcext:value-type="float">
            <text:p>100001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string" calcext:value-type="string">
            <text:p>liquidity</text:p>
          </table:table-cell>
          <table:table-cell table:style-name="ce1" office:value-type="string" calcext:value-type="string">
            <text:p>account.data_account_type_asset</text:p>
          </table:table-cell>
          <table:table-cell table:style-name="ce1" office:value-type="string" calcext:value-type="string">
            <text:p>cash_expenditure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float" office:value="100002" calcext:value-type="float">
            <text:p>100002</text:p>
          </table:table-cell>
          <table:table-cell table:style-name="ce1" office:value-type="string" calcext:value-type="string">
            <text:p>Bank</text:p>
          </table:table-cell>
          <table:table-cell table:style-name="ce1" office:value-type="string" calcext:value-type="string">
            <text:p>liquidity</text:p>
          </table:table-cell>
          <table:table-cell table:style-name="ce1" office:value-type="string" calcext:value-type="string">
            <text:p>account.data_account_type_asset</text:p>
          </table:table-cell>
          <table:table-cell table:style-name="ce1" office:value-type="string" calcext:value-type="string">
            <text:p>cash_expenditure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eceivables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string" calcext:value-type="string">
            <text:p>Accounts Receivable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counts_receivable</text:p>
          </table:table-cell>
          <table:table-cell table:style-name="ce1" office:value-type="float" office:value="12001" calcext:value-type="float">
            <text:p>12001</text:p>
          </table:table-cell>
          <table:table-cell table:style-name="ce1" office:value-type="string" calcext:value-type="string">
            <text:p>Default Accounts Receivable</text:p>
          </table:table-cell>
          <table:table-cell table:style-name="ce1" office:value-type="string" calcext:value-type="string">
            <text:p>receivable</text:p>
          </table:table-cell>
          <table:table-cell table:style-name="ce1" office:value-type="string" calcext:value-type="string">
            <text:p>l10n_us.user_type_account_receivable</text:p>
          </table:table-cell>
          <table:table-cell table:style-name="ce1" office:value-type="string" calcext:value-type="string">
            <text:p>receivables</text:p>
          </table:table-cell>
          <table:table-cell table:style-name="ce1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epaid_expenses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Prepaid Expense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ventory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float" office:value="140001" calcext:value-type="float">
            <text:p>140001</text:p>
          </table:table-cell>
          <table:table-cell table:style-name="ce1" office:value-type="string" calcext:value-type="string">
            <text:p>Inventory in Stock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account.data_account_type_asset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float" office:value="140002" calcext:value-type="float">
            <text:p>140002</text:p>
          </table:table-cell>
          <table:table-cell table:style-name="ce1" office:value-type="string" calcext:value-type="string">
            <text:p>Finished Goods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account.data_account_type_asset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hort_term_notes_receivable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Short Term Notes Receivable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ther_current_assets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string" calcext:value-type="string">
            <text:p>Other Current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ixed_assets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Fixed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float" office:value="17001" calcext:value-type="float">
            <text:p>17001</text:p>
          </table:table-cell>
          <table:table-cell table:style-name="ce1" office:value-type="string" calcext:value-type="string">
            <text:p>Accumulated Depreciation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account.data_account_type_asset</text:p>
          </table:table-cell>
          <table:table-cell table:style-name="ce1" office:value-type="string" calcext:value-type="string">
            <text:p>fixed_assets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tangible_assets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Intangible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vestments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Investmen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ther_assets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Other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ability_equit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iabilities and Equity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oa_basic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ability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liability_equ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urrent_liability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urrent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yable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Accounts Payable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ccounts_payable</text:p>
          </table:table-cell>
          <table:table-cell table:style-name="ce2" office:value-type="float" office:value="200011" calcext:value-type="float">
            <text:p>200011</text:p>
          </table:table-cell>
          <table:table-cell table:style-name="ce2" office:value-type="string" calcext:value-type="string">
            <text:p>Default Accounts Payable</text:p>
          </table:table-cell>
          <table:table-cell table:style-name="ce2" office:value-type="string" calcext:value-type="string">
            <text:p>payable</text:p>
          </table:table-cell>
          <table:table-cell table:style-name="ce2" office:value-type="string" calcext:value-type="string">
            <text:p>l10n_us.user_type_account_payable</text:p>
          </table:table-cell>
          <table:table-cell table:style-name="ce2" office:value-type="string" calcext:value-type="string">
            <text:p>payable</text:p>
          </table:table-cell>
          <table:table-cell table:style-name="ce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edit_cards</text:p>
          </table:table-cell>
          <table:table-cell table:style-name="ce2" office:value-type="float" office:value="20001" calcext:value-type="float">
            <text:p>20001</text:p>
          </table:table-cell>
          <table:table-cell table:style-name="ce2" office:value-type="string" calcext:value-type="string">
            <text:p>Credit Card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yroll_liabilities</text:p>
          </table:table-cell>
          <table:table-cell table:style-name="ce2" office:value-type="float" office:value="20002" calcext:value-type="float">
            <text:p>20002</text:p>
          </table:table-cell>
          <table:table-cell table:style-name="ce2" office:value-type="string" calcext:value-type="string">
            <text:p>Payroll Liabilities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account.data_account_type_liability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enefit_liabilities</text:p>
          </table:table-cell>
          <table:table-cell table:style-name="ce2" office:value-type="float" office:value="20003" calcext:value-type="float">
            <text:p>20003</text:p>
          </table:table-cell>
          <table:table-cell table:style-name="ce2" office:value-type="string" calcext:value-type="string">
            <text:p>Employee Benefit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ort_term_notes_payable</text:p>
          </table:table-cell>
          <table:table-cell table:style-name="ce2" office:value-type="float" office:value="20004" calcext:value-type="float">
            <text:p>20004</text:p>
          </table:table-cell>
          <table:table-cell table:style-name="ce2" office:value-type="string" calcext:value-type="string">
            <text:p>Short Term Notes Payable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ther_current_liability</text:p>
          </table:table-cell>
          <table:table-cell table:style-name="ce2" office:value-type="float" office:value="20005" calcext:value-type="float">
            <text:p>20005</text:p>
          </table:table-cell>
          <table:table-cell table:style-name="ce2" office:value-type="string" calcext:value-type="string">
            <text:p>Other Current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ng_term_liability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Long Term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quity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liability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wner_equity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Owners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1" calcext:value-type="float">
            <text:p>3001</text:p>
          </table:table-cell>
          <table:table-cell table:style-name="ce3" office:value-type="string" calcext:value-type="string">
            <text:p>Ryan Smith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2" calcext:value-type="float">
            <text:p>3002</text:p>
          </table:table-cell>
          <table:table-cell table:style-name="ce3" office:value-type="string" calcext:value-type="string">
            <text:p>Logan Harris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3" calcext:value-type="float">
            <text:p>3003</text:p>
          </table:table-cell>
          <table:table-cell table:style-name="ce3" office:value-type="string" calcext:value-type="string">
            <text:p>Wavetronix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4" calcext:value-type="float">
            <text:p>3004</text:p>
          </table:table-cell>
          <table:table-cell table:style-name="ce3" office:value-type="string" calcext:value-type="string">
            <text:p>Dr. David Long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5" calcext:value-type="float">
            <text:p>3005</text:p>
          </table:table-cell>
          <table:table-cell table:style-name="ce3" office:value-type="string" calcext:value-type="string">
            <text:p>Equity in Investments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nl</text:p>
          </table:table-cell>
          <table:table-cell table:style-name="ce7" office:value-type="string" calcext:value-type="string">
            <text:p>4and5</text:p>
          </table:table-cell>
          <table:table-cell table:style-name="ce4" office:value-type="string" calcext:value-type="string">
            <text:p>Income Statment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l10n_us.user_type_view</text:p>
          </table:table-cell>
          <table:table-cell table:style-name="ce4" office:value-type="string" calcext:value-type="string">
            <text:p>coa_basic</text:p>
          </table:table-cell>
          <table:table-cell table:style-name="ce4" office:value-type="string" calcext:value-type="string">
            <text:p>FALSE</text:p>
          </table:table-cell>
          <table:table-cell table:style-name="ce4" table:number-columns-repeated="1017"/>
        </table:table-row>
        <table:table-row table:style-name="ro1">
          <table:table-cell table:style-name="ce5" office:value-type="string" calcext:value-type="string">
            <text:p>sales_revenu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Sales and Revenue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l10n_us.user_type_view</text:p>
          </table:table-cell>
          <table:table-cell table:style-name="ce5" office:value-type="string" calcext:value-type="string">
            <text:p>pnl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ervices_revenue</text:p>
          </table:table-cell>
          <table:table-cell table:style-name="ce5" office:value-type="float" office:value="401" calcext:value-type="float">
            <text:p>401</text:p>
          </table:table-cell>
          <table:table-cell table:style-name="ce5" office:value-type="string" calcext:value-type="string">
            <text:p>Services Revenue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l10n_us.user_type_view</text:p>
          </table:table-cell>
          <table:table-cell table:style-name="ce5" office:value-type="string" calcext:value-type="string">
            <text:p>sal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1010" calcext:value-type="float">
            <text:p>411010</text:p>
          </table:table-cell>
          <table:table-cell table:style-name="ce5" office:value-type="string" calcext:value-type="string">
            <text:p>DoD Engineering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010" calcext:value-type="float">
            <text:p>412010</text:p>
          </table:table-cell>
          <table:table-cell table:style-name="ce5" office:value-type="string" calcext:value-type="string">
            <text:p>Non-DoD Engineering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020" calcext:value-type="float">
            <text:p>412020</text:p>
          </table:table-cell>
          <table:table-cell table:style-name="ce5" office:value-type="string" calcext:value-type="string">
            <text:p>International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9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110" calcext:value-type="float">
            <text:p>412110</text:p>
          </table:table-cell>
          <table:table-cell table:style-name="ce5" office:value-type="string" calcext:value-type="string">
            <text:p>Commercial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120" calcext:value-type="float">
            <text:p>412120</text:p>
          </table:table-cell>
          <table:table-cell table:style-name="ce5" office:value-type="string" calcext:value-type="string">
            <text:p>Intercompany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210" calcext:value-type="float">
            <text:p>412210</text:p>
          </table:table-cell>
          <table:table-cell table:style-name="ce5" office:value-type="string" calcext:value-type="string">
            <text:p>Deployment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duct_sales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string" calcext:value-type="string">
            <text:p>Product Sales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l10n_us.user_type_view</text:p>
          </table:table-cell>
          <table:table-cell table:style-name="ce5" office:value-type="string" calcext:value-type="string">
            <text:p>sal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10" calcext:value-type="float">
            <text:p>413010</text:p>
          </table:table-cell>
          <table:table-cell table:style-name="ce5" office:value-type="string" calcext:value-type="string">
            <text:p>DOD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20" calcext:value-type="float">
            <text:p>413020</text:p>
          </table:table-cell>
          <table:table-cell table:style-name="ce5" office:value-type="string" calcext:value-type="string">
            <text:p>Non-DOD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30" calcext:value-type="float">
            <text:p>413030</text:p>
          </table:table-cell>
          <table:table-cell table:style-name="ce5" office:value-type="string" calcext:value-type="string">
            <text:p>International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40" calcext:value-type="float">
            <text:p>413040</text:p>
          </table:table-cell>
          <table:table-cell table:style-name="ce5" office:value-type="string" calcext:value-type="string">
            <text:p>Commercial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50" calcext:value-type="float">
            <text:p>413050</text:p>
          </table:table-cell>
          <table:table-cell table:style-name="ce5" office:value-type="string" calcext:value-type="string">
            <text:p>Intercomany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60" calcext:value-type="float">
            <text:p>413060</text:p>
          </table:table-cell>
          <table:table-cell table:style-name="ce5" office:value-type="string" calcext:value-type="string">
            <text:p>Deployment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default_sales_revenue</text:p>
          </table:table-cell>
          <table:table-cell table:style-name="ce5" office:value-type="float" office:value="4021" calcext:value-type="float">
            <text:p>4021</text:p>
          </table:table-cell>
          <table:table-cell table:style-name="ce5" office:value-type="string" calcext:value-type="string">
            <text:p>Default Sal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6010" calcext:value-type="float">
            <text:p>416010</text:p>
          </table:table-cell>
          <table:table-cell table:style-name="ce5" office:value-type="string" calcext:value-type="string">
            <text:p>Product Lease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leases</text:p>
          </table:table-cell>
          <table:table-cell table:style-name="ce5" office:value-type="string" calcext:value-type="string">
            <text:p>sal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ens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ct_expense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Dire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t_expenses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Contra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_service_contracts</text:p>
          </table:table-cell>
          <table:table-cell office:value-type="float" office:value="50111" calcext:value-type="float">
            <text:p>50111</text:p>
          </table:table-cell>
          <table:table-cell office:value-type="string" calcext:value-type="string">
            <text:p>Engineering Service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10" calcext:value-type="float">
            <text:p>511010</text:p>
          </table:table-cell>
          <table:table-cell office:value-type="string" calcext:value-type="string">
            <text:p>DOD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20" calcext:value-type="float">
            <text:p>511020</text:p>
          </table:table-cell>
          <table:table-cell office:value-type="string" calcext:value-type="string">
            <text:p>DOD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30" calcext:value-type="float">
            <text:p>511030</text:p>
          </table:table-cell>
          <table:table-cell office:value-type="string" calcext:value-type="string">
            <text:p>DOD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40" calcext:value-type="float">
            <text:p>511040</text:p>
          </table:table-cell>
          <table:table-cell office:value-type="string" calcext:value-type="string">
            <text:p>DOD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50" calcext:value-type="float">
            <text:p>511050</text:p>
          </table:table-cell>
          <table:table-cell office:value-type="string" calcext:value-type="string">
            <text:p>DOD Contract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10" calcext:value-type="float">
            <text:p>512010</text:p>
          </table:table-cell>
          <table:table-cell office:value-type="string" calcext:value-type="string">
            <text:p>Non-DOD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20" calcext:value-type="float">
            <text:p>512020</text:p>
          </table:table-cell>
          <table:table-cell office:value-type="string" calcext:value-type="string">
            <text:p>Non-DOD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30" calcext:value-type="float">
            <text:p>512030</text:p>
          </table:table-cell>
          <table:table-cell office:value-type="string" calcext:value-type="string">
            <text:p>Non-DOD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40" calcext:value-type="float">
            <text:p>512040</text:p>
          </table:table-cell>
          <table:table-cell office:value-type="string" calcext:value-type="string">
            <text:p>Non-DOD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50" calcext:value-type="float">
            <text:p>512050</text:p>
          </table:table-cell>
          <table:table-cell office:value-type="string" calcext:value-type="string">
            <text:p>Non-DOD Other Expens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10" calcext:value-type="float">
            <text:p>513010</text:p>
          </table:table-cell>
          <table:table-cell office:value-type="string" calcext:value-type="string">
            <text:p>International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20" calcext:value-type="float">
            <text:p>513020</text:p>
          </table:table-cell>
          <table:table-cell office:value-type="string" calcext:value-type="string">
            <text:p>International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30" calcext:value-type="float">
            <text:p>513030</text:p>
          </table:table-cell>
          <table:table-cell office:value-type="string" calcext:value-type="string">
            <text:p>International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40" calcext:value-type="float">
            <text:p>513040</text:p>
          </table:table-cell>
          <table:table-cell office:value-type="string" calcext:value-type="string">
            <text:p>International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50" calcext:value-type="float">
            <text:p>513050</text:p>
          </table:table-cell>
          <table:table-cell office:value-type="string" calcext:value-type="string">
            <text:p>International Contract Other Expens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_dloh_expenses</text:p>
          </table:table-cell>
          <table:table-cell office:value-type="float" office:value="501111" calcext:value-type="float">
            <text:p>501111</text:p>
          </table:table-cell>
          <table:table-cell office:value-type="string" calcext:value-type="string">
            <text:p>Engineering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100" calcext:value-type="float">
            <text:p>517100</text:p>
          </table:table-cell>
          <table:table-cell office:value-type="string" calcext:value-type="string">
            <text:p>Engineering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200" calcext:value-type="float">
            <text:p>517200</text:p>
          </table:table-cell>
          <table:table-cell office:value-type="string" calcext:value-type="string">
            <text:p>Engineering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300" calcext:value-type="float">
            <text:p>517300</text:p>
          </table:table-cell>
          <table:table-cell office:value-type="string" calcext:value-type="string">
            <text:p>Engineering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400" calcext:value-type="float">
            <text:p>517400</text:p>
          </table:table-cell>
          <table:table-cell office:value-type="string" calcext:value-type="string">
            <text:p>Engineering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500" calcext:value-type="float">
            <text:p>517500</text:p>
          </table:table-cell>
          <table:table-cell office:value-type="string" calcext:value-type="string">
            <text:p>Engineering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rcial_retail_contracts</text:p>
          </table:table-cell>
          <table:table-cell office:value-type="float" office:value="50112" calcext:value-type="float">
            <text:p>50112</text:p>
          </table:table-cell>
          <table:table-cell office:value-type="string" calcext:value-type="string">
            <text:p>Commercial and Retail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rcial_dloh_expenses</text:p>
          </table:table-cell>
          <table:table-cell office:value-type="float" office:value="501121" calcext:value-type="float">
            <text:p>501121</text:p>
          </table:table-cell>
          <table:table-cell office:value-type="string" calcext:value-type="string">
            <text:p>Commercial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mmercial_retail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100" calcext:value-type="float">
            <text:p>557100</text:p>
          </table:table-cell>
          <table:table-cell office:value-type="string" calcext:value-type="string">
            <text:p>Commercial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200" calcext:value-type="float">
            <text:p>557200</text:p>
          </table:table-cell>
          <table:table-cell office:value-type="string" calcext:value-type="string">
            <text:p>Commercial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300" calcext:value-type="float">
            <text:p>557300</text:p>
          </table:table-cell>
          <table:table-cell office:value-type="string" calcext:value-type="string">
            <text:p>Commercial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400" calcext:value-type="float">
            <text:p>557400</text:p>
          </table:table-cell>
          <table:table-cell office:value-type="string" calcext:value-type="string">
            <text:p>Commercial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500" calcext:value-type="float">
            <text:p>557500</text:p>
          </table:table-cell>
          <table:table-cell office:value-type="string" calcext:value-type="string">
            <text:p>Commercial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loyment_contracts</text:p>
          </table:table-cell>
          <table:table-cell office:value-type="float" office:value="50113" calcext:value-type="float">
            <text:p>50113</text:p>
          </table:table-cell>
          <table:table-cell office:value-type="string" calcext:value-type="string">
            <text:p>Deployment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100" calcext:value-type="float">
            <text:p>571100</text:p>
          </table:table-cell>
          <table:table-cell office:value-type="string" calcext:value-type="string">
            <text:p>Deployment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200" calcext:value-type="float">
            <text:p>571200</text:p>
          </table:table-cell>
          <table:table-cell office:value-type="string" calcext:value-type="string">
            <text:p>Deployment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300" calcext:value-type="float">
            <text:p>571300</text:p>
          </table:table-cell>
          <table:table-cell table:style-name="ce8" office:value-type="string" calcext:value-type="string">
            <text:p>Deployment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400" calcext:value-type="float">
            <text:p>571400</text:p>
          </table:table-cell>
          <table:table-cell office:value-type="string" calcext:value-type="string">
            <text:p>Deployment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500" calcext:value-type="float">
            <text:p>571500</text:p>
          </table:table-cell>
          <table:table-cell office:value-type="string" calcext:value-type="string">
            <text:p>Deployment Contract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loyment_dloh_expenses</text:p>
          </table:table-cell>
          <table:table-cell office:value-type="float" office:value="501131" calcext:value-type="float">
            <text:p>501131</text:p>
          </table:table-cell>
          <table:table-cell office:value-type="string" calcext:value-type="string">
            <text:p>Deployment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100" calcext:value-type="float">
            <text:p>577100</text:p>
          </table:table-cell>
          <table:table-cell office:value-type="string" calcext:value-type="string">
            <text:p>Deployment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deployment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200" calcext:value-type="float">
            <text:p>577200</text:p>
          </table:table-cell>
          <table:table-cell office:value-type="string" calcext:value-type="string">
            <text:p>Deployment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deployment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300" calcext:value-type="float">
            <text:p>577300</text:p>
          </table:table-cell>
          <table:table-cell office:value-type="string" calcext:value-type="string">
            <text:p>Deployment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400" calcext:value-type="float">
            <text:p>577400</text:p>
          </table:table-cell>
          <table:table-cell office:value-type="string" calcext:value-type="string">
            <text:p>Deployment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500" calcext:value-type="float">
            <text:p>577500</text:p>
          </table:table-cell>
          <table:table-cell office:value-type="string" calcext:value-type="string">
            <text:p>Deployment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st_of_sales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Cost of Sal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gs_view</text:p>
          </table:table-cell>
          <table:table-cell office:value-type="float" office:value="50121" calcext:value-type="float">
            <text:p>50121</text:p>
          </table:table-cell>
          <table:table-cell office:value-type="string" calcext:value-type="string">
            <text:p>Cost of Goods Sold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fault_cogs</text:p>
          </table:table-cell>
          <table:table-cell office:value-type="float" office:value="601010" calcext:value-type="float">
            <text:p>601010</text:p>
          </table:table-cell>
          <table:table-cell office:value-type="string" calcext:value-type="string">
            <text:p>Default CO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1110" calcext:value-type="float">
            <text:p>601110</text:p>
          </table:table-cell>
          <table:table-cell office:value-type="string" calcext:value-type="string">
            <text:p>COGS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1210" calcext:value-type="float">
            <text:p>601210</text:p>
          </table:table-cell>
          <table:table-cell office:value-type="string" calcext:value-type="string">
            <text:p>COGS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g_dloh_expense</text:p>
          </table:table-cell>
          <table:table-cell office:value-type="float" office:value="50123" calcext:value-type="float">
            <text:p>50123</text:p>
          </table:table-cell>
          <table:table-cell office:value-type="string" calcext:value-type="string">
            <text:p>MFG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100" calcext:value-type="float">
            <text:p>677100</text:p>
          </table:table-cell>
          <table:table-cell office:value-type="string" calcext:value-type="string">
            <text:p>MFG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200" calcext:value-type="float">
            <text:p>677200</text:p>
          </table:table-cell>
          <table:table-cell office:value-type="string" calcext:value-type="string">
            <text:p>MFG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300" calcext:value-type="float">
            <text:p>677300</text:p>
          </table:table-cell>
          <table:table-cell office:value-type="string" calcext:value-type="string">
            <text:p>MFG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400" calcext:value-type="float">
            <text:p>677400</text:p>
          </table:table-cell>
          <table:table-cell office:value-type="string" calcext:value-type="string">
            <text:p>MFG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500" calcext:value-type="float">
            <text:p>677500</text:p>
          </table:table-cell>
          <table:table-cell office:value-type="string" calcext:value-type="string">
            <text:p>MFG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_handling_oh</text:p>
          </table:table-cell>
          <table:table-cell office:value-type="float" office:value="50124" calcext:value-type="float">
            <text:p>50124</text:p>
          </table:table-cell>
          <table:table-cell office:value-type="string" calcext:value-type="string">
            <text:p>Materials Handling OH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irect_expense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Indire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d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IrnD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in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100" calcext:value-type="float">
            <text:p>711100</text:p>
          </table:table-cell>
          <table:table-cell office:value-type="string" calcext:value-type="string">
            <text:p>IR&amp;D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200" calcext:value-type="float">
            <text:p>711200</text:p>
          </table:table-cell>
          <table:table-cell office:value-type="string" calcext:value-type="string">
            <text:p>IR&amp;D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300" calcext:value-type="float">
            <text:p>711300</text:p>
          </table:table-cell>
          <table:table-cell office:value-type="string" calcext:value-type="string">
            <text:p>IR&amp;D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400" calcext:value-type="float">
            <text:p>711400</text:p>
          </table:table-cell>
          <table:table-cell office:value-type="string" calcext:value-type="string">
            <text:p>IR&amp;D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500" calcext:value-type="float">
            <text:p>711500</text:p>
          </table:table-cell>
          <table:table-cell office:value-type="string" calcext:value-type="string">
            <text:p>IR&amp;D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General and Admin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in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z_dev</text:p>
          </table:table-cell>
          <table:table-cell office:value-type="float" office:value="50221" calcext:value-type="float">
            <text:p>50221</text:p>
          </table:table-cell>
          <table:table-cell office:value-type="string" calcext:value-type="string">
            <text:p>Business Development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d_expenses</text:p>
          </table:table-cell>
          <table:table-cell office:value-type="float" office:value="502211" calcext:value-type="float">
            <text:p>502211</text:p>
          </table:table-cell>
          <table:table-cell office:value-type="string" calcext:value-type="string">
            <text:p>Bid and Proposal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ct_marketing</text:p>
          </table:table-cell>
          <table:table-cell office:value-type="float" office:value="502212" calcext:value-type="float">
            <text:p>502212</text:p>
          </table:table-cell>
          <table:table-cell office:value-type="string" calcext:value-type="string">
            <text:p>Direct Sales and Marketing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25100" calcext:value-type="float">
            <text:p>8125100</text:p>
          </table:table-cell>
          <table:table-cell office:value-type="string" calcext:value-type="string">
            <text:p>DS&amp;M Equipment &amp; Softw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quipment_expense</text:p>
          </table:table-cell>
          <table:table-cell office:value-type="string" calcext:value-type="string">
            <text:p>direct_marketing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25200" calcext:value-type="float">
            <text:p>8125200</text:p>
          </table:table-cell>
          <table:table-cell office:value-type="string" calcext:value-type="string">
            <text:p>Trade Show Equipment &amp; Softw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quipment_expense</text:p>
          </table:table-cell>
          <table:table-cell office:value-type="string" calcext:value-type="string">
            <text:p>direct_marketing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a_expenses</text:p>
          </table:table-cell>
          <table:table-cell office:value-type="float" office:value="502213" calcext:value-type="float">
            <text:p>502213</text:p>
          </table:table-cell>
          <table:table-cell office:value-type="string" calcext:value-type="string">
            <text:p>Media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_expenses</text:p>
          </table:table-cell>
          <table:table-cell office:value-type="float" office:value="50222" calcext:value-type="float">
            <text:p>50222</text:p>
          </table:table-cell>
          <table:table-cell office:value-type="string" calcext:value-type="string">
            <text:p>Admin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_labor</text:p>
          </table:table-cell>
          <table:table-cell office:value-type="float" office:value="810000" calcext:value-type="float">
            <text:p>810000</text:p>
          </table:table-cell>
          <table:table-cell office:value-type="string" calcext:value-type="string">
            <text:p>Admin Labor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0100" calcext:value-type="float">
            <text:p>8210100</text:p>
          </table:table-cell>
          <table:table-cell office:value-type="string" calcext:value-type="string">
            <text:p>Admin Labor - Allowab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admin_labor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0200" calcext:value-type="float">
            <text:p>8210200</text:p>
          </table:table-cell>
          <table:table-cell office:value-type="string" calcext:value-type="string">
            <text:p>Admin Labor - Unallowab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admin_labor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2700" calcext:value-type="float">
            <text:p>8212700</text:p>
          </table:table-cell>
          <table:table-cell office:value-type="string" calcext:value-type="string">
            <text:p>Admin Equip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quipment_expense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3100" calcext:value-type="float">
            <text:p>8213100</text:p>
          </table:table-cell>
          <table:table-cell office:value-type="string" calcext:value-type="string">
            <text:p>Admin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9100" calcext:value-type="float">
            <text:p>8219100</text:p>
          </table:table-cell>
          <table:table-cell office:value-type="string" calcext:value-type="string">
            <text:p>Admin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nge_benefits</text:p>
          </table:table-cell>
          <table:table-cell office:value-type="float" office:value="50223" calcext:value-type="float">
            <text:p>50223</text:p>
          </table:table-cell>
          <table:table-cell office:value-type="string" calcext:value-type="string">
            <text:p>Fringe Benefits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1" calcext:value-type="float">
            <text:p>502231</text:p>
          </table:table-cell>
          <table:table-cell office:value-type="string" calcext:value-type="string">
            <text:p>Health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2" calcext:value-type="float">
            <text:p>502232</text:p>
          </table:table-cell>
          <table:table-cell office:value-type="string" calcext:value-type="string">
            <text:p>HSA Contribu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3" calcext:value-type="float">
            <text:p>502233</text:p>
          </table:table-cell>
          <table:table-cell office:value-type="string" calcext:value-type="string">
            <text:p>Dental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4" calcext:value-type="float">
            <text:p>502234</text:p>
          </table:table-cell>
          <table:table-cell office:value-type="string" calcext:value-type="string">
            <text:p>Life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5" calcext:value-type="float">
            <text:p>502235</text:p>
          </table:table-cell>
          <table:table-cell office:value-type="string" calcext:value-type="string">
            <text:p>Bonus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ilities_expenses</text:p>
          </table:table-cell>
          <table:table-cell office:value-type="float" office:value="50224" calcext:value-type="float">
            <text:p>50224</text:p>
          </table:table-cell>
          <table:table-cell office:value-type="string" calcext:value-type="string">
            <text:p>Facilities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10:01:39.333857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9-04T08:34:55.986227453</dc:date>
    <dc:creator>Ben Olsen</dc:creator>
    <meta:editing-duration>PT17H15M55S</meta:editing-duration>
    <meta:editing-cycles>29</meta:editing-cycles>
    <dc:title>Tables</dc:title>
    <meta:document-statistic meta:table-count="1" meta:cell-count="979" meta:object-count="0"/>
  </office:meta>
</office:document-meta>
</file>